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nuplo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372344" calcext:value-type="float">
            <text:p>0.0372344</text:p>
          </table:table-cell>
          <table:table-cell office:value-type="float" office:value="0.00360057" calcext:value-type="float">
            <text:p>0.00360057</text:p>
          </table:table-cell>
          <table:table-cell office:value-type="float" office:value="0.156566" calcext:value-type="float">
            <text:p>0.15656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978445" calcext:value-type="float">
            <text:p>0.0978445</text:p>
          </table:table-cell>
          <table:table-cell office:value-type="float" office:value="0.00404949" calcext:value-type="float">
            <text:p>0.00404949</text:p>
          </table:table-cell>
          <table:table-cell office:value-type="float" office:value="0.144465" calcext:value-type="float">
            <text:p>0.14446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92444" calcext:value-type="float">
            <text:p>0.092444</text:p>
          </table:table-cell>
          <table:table-cell office:value-type="float" office:value="0.0049215" calcext:value-type="float">
            <text:p>0.0049215</text:p>
          </table:table-cell>
          <table:table-cell office:value-type="float" office:value="0.170462" calcext:value-type="float">
            <text:p>0.17046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</table:table>
      <table:table table:name="LO_Cal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2516321" calcext:value-type="float">
            <text:p>0.022516321</text:p>
          </table:table-cell>
          <table:table-cell office:value-type="float" office:value="0.0008316573" calcext:value-type="float">
            <text:p>0.000831657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85621199" calcext:value-type="float">
            <text:p>0.085621199</text:p>
          </table:table-cell>
          <table:table-cell office:value-type="float" office:value="0.00342249" calcext:value-type="float">
            <text:p>0.0034224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482611" calcext:value-type="float">
            <text:p>0.482611</text:p>
          </table:table-cell>
          <table:table-cell office:value-type="float" office:value="0.00237528" calcext:value-type="float">
            <text:p>0.0023752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</table:table-row>
      </table:table>
      <table:table table:name="python" table:style-name="ta1">
        <table:shapes>
          <draw:frame draw:z-index="0" draw:style-name="gr1" draw:text-style-name="P1" svg:width="219.17mm" svg:height="113.15mm" svg:x="193.56mm" svg:y="2.39mm">
            <draw:object draw:notify-on-update-of-ranges="python.A1:python.A1 python.A2:python.A9 python.B1:python.B1 python.B2:python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6.15mm" svg:height="138.13mm" svg:x="199.34mm" svg:y="180.35mm">
            <draw:object draw:notify-on-update-of-ranges="python.A1:python.A1 python.A2:python.A9 python.C1:python.C1 python.C2:python.C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7mm" svg:height="90.05mm" svg:x="9.64mm" svg:y="115.01mm">
            <draw:object draw:notify-on-update-of-ranges="python.A1:python.A1 python.A2:python.A9 python.D1:python.D1 python.D2:python.D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3723443" calcext:value-type="float">
            <text:p>0.03723443</text:p>
          </table:table-cell>
          <table:table-cell office:value-type="float" office:value="0.00360051" calcext:value-type="float">
            <text:p>0.00360051</text:p>
          </table:table-cell>
          <table:table-cell office:value-type="float" office:value="0.15656625" calcext:value-type="float">
            <text:p>0.15656625</text:p>
          </table:table-cell>
          <table:table-cell/>
          <table:table-cell table:formula="of:=[.B2]/([.A2]*9.81)" office:value-type="float" office:value="0.0000925746003331593" calcext:value-type="float">
            <text:p>9.25746003331593E-05</text:p>
          </table:table-cell>
          <table:table-cell table:formula="of:=[.C2]/([.A2]*9.81)" office:value-type="float" office:value="0.00000895181621540986" calcext:value-type="float">
            <text:p>8.95181621540986E-06</text:p>
          </table:table-cell>
          <table:table-cell table:formula="of:=[.D2]*1000/([.A2]*9.81)" office:value-type="float" office:value="0.389264936227344" calcext:value-type="float">
            <text:p>0.38926493622734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9784461" calcext:value-type="float">
            <text:p>0.09784461</text:p>
          </table:table-cell>
          <table:table-cell office:value-type="float" office:value="0.00404956" calcext:value-type="float">
            <text:p>0.00404956</text:p>
          </table:table-cell>
          <table:table-cell office:value-type="float" office:value="0.14446515" calcext:value-type="float">
            <text:p>0.14446515</text:p>
          </table:table-cell>
          <table:table-cell/>
          <table:table-cell table:formula="of:=[.B3]/([.A3]*9.81)" office:value-type="float" office:value="0.000188188044544458" calcext:value-type="float">
            <text:p>0.000188188044544</text:p>
          </table:table-cell>
          <table:table-cell table:formula="of:=[.C3]/([.A3]*9.81)" office:value-type="float" office:value="0.00000778866385859635" calcext:value-type="float">
            <text:p>7.78866385859635E-06</text:p>
          </table:table-cell>
          <table:table-cell table:formula="of:=[.D3]*1000/([.A3]*9.81)" office:value-type="float" office:value="0.2778549997115" calcext:value-type="float">
            <text:p>0.27785499971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9244309" calcext:value-type="float">
            <text:p>0.09244309</text:p>
          </table:table-cell>
          <table:table-cell office:value-type="float" office:value="0.00492094" calcext:value-type="float">
            <text:p>0.00492094</text:p>
          </table:table-cell>
          <table:table-cell office:value-type="float" office:value="0.17046052" calcext:value-type="float">
            <text:p>0.17046052</text:p>
          </table:table-cell>
          <table:table-cell/>
          <table:table-cell table:formula="of:=[.B4]/([.A4]*9.81)" office:value-type="float" office:value="0.000144974656943464" calcext:value-type="float">
            <text:p>0.000144974656943</text:p>
          </table:table-cell>
          <table:table-cell table:formula="of:=[.C4]/([.A4]*9.81)" office:value-type="float" office:value="0.00000771730573198463" calcext:value-type="float">
            <text:p>7.71730573198463E-06</text:p>
          </table:table-cell>
          <table:table-cell table:formula="of:=[.D4]*1000/([.A4]*9.81)" office:value-type="float" office:value="0.267326150709637" calcext:value-type="float">
            <text:p>0.26732615070963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3733652" calcext:value-type="float">
            <text:p>0.13733652</text:p>
          </table:table-cell>
          <table:table-cell office:value-type="float" office:value="0.00424758" calcext:value-type="float">
            <text:p>0.00424758</text:p>
          </table:table-cell>
          <table:table-cell office:value-type="float" office:value="0.18342521" calcext:value-type="float">
            <text:p>0.18342521</text:p>
          </table:table-cell>
          <table:table-cell/>
          <table:table-cell table:formula="of:=[.B5]/([.A5]*9.81)" office:value-type="float" office:value="0.0001818135748044" calcext:value-type="float">
            <text:p>0.000181813574804</text:p>
          </table:table-cell>
          <table:table-cell table:formula="of:=[.C5]/([.A5]*9.81)" office:value-type="float" office:value="0.00000562317804519639" calcext:value-type="float">
            <text:p>5.62317804519639E-06</text:p>
          </table:table-cell>
          <table:table-cell table:formula="of:=[.D5]*1000/([.A5]*9.81)" office:value-type="float" office:value="0.242828296066828" calcext:value-type="float">
            <text:p>0.24282829606682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4811608" calcext:value-type="float">
            <text:p>0.14811608</text:p>
          </table:table-cell>
          <table:table-cell office:value-type="float" office:value="0.01251445" calcext:value-type="float">
            <text:p>0.01251445</text:p>
          </table:table-cell>
          <table:table-cell office:value-type="float" office:value="0.23405213" calcext:value-type="float">
            <text:p>0.23405213</text:p>
          </table:table-cell>
          <table:table-cell/>
          <table:table-cell table:formula="of:=[.B6]/([.A6]*9.81)" office:value-type="float" office:value="0.000169645832617485" calcext:value-type="float">
            <text:p>0.000169645832617</text:p>
          </table:table-cell>
          <table:table-cell table:formula="of:=[.C6]/([.A6]*9.81)" office:value-type="float" office:value="0.0000143335165905004" calcext:value-type="float">
            <text:p>1.43335165905004E-05</text:p>
          </table:table-cell>
          <table:table-cell table:formula="of:=[.D6]*1000/([.A6]*9.81)" office:value-type="float" office:value="0.268073314320402" calcext:value-type="float">
            <text:p>0.26807331432040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7954604" calcext:value-type="float">
            <text:p>0.07954604</text:p>
          </table:table-cell>
          <table:table-cell office:value-type="float" office:value="0.00438339" calcext:value-type="float">
            <text:p>0.00438339</text:p>
          </table:table-cell>
          <table:table-cell office:value-type="float" office:value="0.41118772" calcext:value-type="float">
            <text:p>0.41118772</text:p>
          </table:table-cell>
          <table:table-cell/>
          <table:table-cell table:formula="of:=[.B7]/([.A7]*9.81)" office:value-type="float" office:value="0.0000596225640103136" calcext:value-type="float">
            <text:p>5.96225640103136E-05</text:p>
          </table:table-cell>
          <table:table-cell table:formula="of:=[.C7]/([.A7]*9.81)" office:value-type="float" office:value="0.00000328550548659831" calcext:value-type="float">
            <text:p>3.28550548659831E-06</text:p>
          </table:table-cell>
          <table:table-cell table:formula="of:=[.D7]*1000/([.A7]*9.81)" office:value-type="float" office:value="0.308199706182167" calcext:value-type="float">
            <text:p>0.30819970618216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22525899" calcext:value-type="float">
            <text:p>0.22525899</text:p>
          </table:table-cell>
          <table:table-cell office:value-type="float" office:value="0.04912453" calcext:value-type="float">
            <text:p>0.04912453</text:p>
          </table:table-cell>
          <table:table-cell office:value-type="float" office:value="0.51072018" calcext:value-type="float">
            <text:p>0.51072018</text:p>
          </table:table-cell>
          <table:table-cell/>
          <table:table-cell table:formula="of:=[.B8]/([.A8]*9.81)" office:value-type="float" office:value="0.000124794458848557" calcext:value-type="float">
            <text:p>0.000124794458849</text:p>
          </table:table-cell>
          <table:table-cell table:formula="of:=[.C8]/([.A8]*9.81)" office:value-type="float" office:value="0.0000272152029871914" calcext:value-type="float">
            <text:p>2.72152029871914E-05</text:p>
          </table:table-cell>
          <table:table-cell table:formula="of:=[.D8]*1000/([.A8]*9.81)" office:value-type="float" office:value="0.282941197978992" calcext:value-type="float">
            <text:p>0.28294119797899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17245647" calcext:value-type="float">
            <text:p>0.17245647</text:p>
          </table:table-cell>
          <table:table-cell office:value-type="float" office:value="0.00082356" calcext:value-type="float">
            <text:p>0.00082356</text:p>
          </table:table-cell>
          <table:table-cell office:value-type="float" office:value="0.54810724" calcext:value-type="float">
            <text:p>0.54810724</text:p>
          </table:table-cell>
          <table:table-cell/>
          <table:table-cell table:formula="of:=[.B9]/([.A9]*9.81)" office:value-type="float" office:value="0.000075774398924391" calcext:value-type="float">
            <text:p>7.5774398924391E-05</text:p>
          </table:table-cell>
          <table:table-cell table:formula="of:=[.C9]/([.A9]*9.81)" office:value-type="float" office:value="0.000000361858061794791" calcext:value-type="float">
            <text:p>3.61858061794791E-07</text:p>
          </table:table-cell>
          <table:table-cell table:formula="of:=[.D9]*1000/([.A9]*9.81)" office:value-type="float" office:value="0.240828869204541" calcext:value-type="float">
            <text:p>0.24082886920454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table:formula="of:=AVERAGE([.F2:.F9])" office:value-type="float" office:value="0.000129673516378279" calcext:value-type="float">
            <text:p>0.000129673516378</text:p>
          </table:table-cell>
          <table:table-cell table:formula="of:=AVERAGE([.G2:.G9])" office:value-type="float" office:value="0.00000940963087215902" calcext:value-type="float">
            <text:p>9.40963087215902E-06</text:p>
          </table:table-cell>
          <table:table-cell table:formula="of:=AVERAGE([.H2:.H9])" office:value-type="float" office:value="0.284664683800176" calcext:value-type="float">
            <text:p>0.284664683800176</text:p>
          </table:table-cell>
        </table:table-row>
        <table:table-row table:style-name="ro1">
          <table:table-cell table:number-columns-repeated="5"/>
          <table:table-cell table:formula="of:=AVEDEV([.F2:.F9])" office:value-type="float" office:value="0.0000414820108491733" calcext:value-type="float">
            <text:p>4.14820108491733E-05</text:p>
          </table:table-cell>
          <table:table-cell table:formula="of:=AVEDEV([.G2:.G9])" office:value-type="float" office:value="0.00000568236445834345" calcext:value-type="float">
            <text:p>5.68236445834345E-06</text:p>
          </table:table-cell>
          <table:table-cell table:formula="of:=AVEDEV([.H2:.H9])" office:value-type="float" office:value="0.0320338187022895" calcext:value-type="float">
            <text:p>0.03203381870229</text:p>
          </table:table-cell>
        </table:table-row>
        <table:table-row table:style-name="ro1">
          <table:table-cell table:number-columns-repeated="5"/>
          <table:table-cell table:formula="of:=[.F12]/[.F11]" office:value-type="float" office:value="0.319895781403533" calcext:value-type="float">
            <text:p>0.319895781403533</text:p>
          </table:table-cell>
          <table:table-cell table:formula="of:=[.G12]/[.G11]" office:value-type="float" office:value="0.603888137116652" calcext:value-type="float">
            <text:p>0.603888137116652</text:p>
          </table:table-cell>
          <table:table-cell table:formula="of:=[.H12]/[.H11]" office:value-type="float" office:value="0.112531762896082" calcext:value-type="float">
            <text:p>0.1125317628960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7">00/00/0000</text:date>, <text:time style:data-style-name="N2" text:time-value="10:25:45.0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17:00:46.823000000</meta:creation-date>
    <meta:generator>LibreOffice/5.4.5.1$Windows_X86_64 LibreOffice_project/79c9829dd5d8054ec39a82dc51cd9eff340dbee8</meta:generator>
    <dc:date>2018-05-07T17:26:17.088000000</dc:date>
    <meta:editing-duration>PT4H56M1S</meta:editing-duration>
    <meta:editing-cycles>3</meta:editing-cycles>
    <meta:document-statistic meta:table-count="3" meta:cell-count="9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918cm" svg:height="11.316cm" xlink:href=".." xlink:type="simple" chart:class="chart:scatter" chart:style-name="ch1">
        <chart:legend chart:legend-position="end" svg:x="18.272cm" svg:y="4.363cm" style:legend-expansion="high" chart:style-name="ch2"/>
        <chart:plot-area chart:style-name="ch3" table:cell-range-address="python.A1:python.B9" chart:data-source-has-labels="row" svg:x="0.438cm" svg:y="0.226cm" svg:width="17.396cm" svg:height="10.864cm">
          <chartooo:coordinate-region svg:x="1.35cm" svg:y="0.425cm" svg:width="16.204cm" svg:height="10.0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ython.B2:python.B9" chart:label-cell-address="python.B1:python.B1" chart:class="chart:scatter">
            <chart:domain table:cell-range-address="python.A2:python.A9"/>
            <chart:regression-curve chart:style-name="ch7">
              <chart:equation chart:display-equation="true" chart:display-r-square="true" svg:x="2.61cm" svg:y="0.641cm"/>
            </chart:regression-curve>
            <chart:regression-curve chart:style-name="ch8">
              <chart:equation chart:display-equation="true" chart:display-r-square="true" svg:x="2.718cm" svg:y="1.93cm"/>
            </chart:regression-curve>
            <chart:regression-curve chart:style-name="ch9">
              <chart:equation chart:display-equation="true" chart:display-r-square="true" svg:x="11.873cm" svg:y="7.726cm"/>
            </chart:regression-curve>
            <chart:regression-curve chart:style-name="ch10">
              <chart:equation chart:display-equation="true" chart:display-r-square="true" svg:x="2.687cm" svg:y="3.21cm"/>
            </chart:regression-curve>
            <chart:data-point chart:repeated="4"/>
            <chart:data-point chart:style-name="ch11"/>
            <chart:data-point/>
            <chart:data-point chart:style-name="ch11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</text:p>
                <draw:g>
                  <svg:desc>python.B1:python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">
                <text:p>41</text:p>
                <draw:g>
                  <svg:desc>python.A2:python.A9</svg:desc>
                </draw:g>
              </table:table-cell>
              <table:table-cell office:value-type="float" office:value="0.03723443">
                <text:p>0.03723443</text:p>
                <draw:g>
                  <svg:desc>python.B2:python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">
                <text:p>53</text:p>
              </table:table-cell>
              <table:table-cell office:value-type="float" office:value="0.09784461">
                <text:p>0.097844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">
                <text:p>65</text:p>
              </table:table-cell>
              <table:table-cell office:value-type="float" office:value="0.09244309">
                <text:p>0.092443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">
                <text:p>77</text:p>
              </table:table-cell>
              <table:table-cell office:value-type="float" office:value="0.13733652">
                <text:p>0.137336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">
                <text:p>89</text:p>
              </table:table-cell>
              <table:table-cell office:value-type="float" office:value="0.14811608">
                <text:p>0.148116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6">
                <text:p>136</text:p>
              </table:table-cell>
              <table:table-cell office:value-type="float" office:value="0.07954604">
                <text:p>0.079546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4">
                <text:p>184</text:p>
              </table:table-cell>
              <table:table-cell office:value-type="float" office:value="0.22525899">
                <text:p>0.225258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2">
                <text:p>232</text:p>
              </table:table-cell>
              <table:table-cell office:value-type="float" office:value="0.17245647">
                <text:p>0.172456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616cm" svg:height="13.814cm" xlink:href=".." xlink:type="simple" chart:class="chart:scatter" chart:style-name="ch1">
        <chart:legend chart:legend-position="end" svg:x="20.97cm" svg:y="6.11cm" style:legend-expansion="high" chart:style-name="ch2"/>
        <chart:plot-area chart:style-name="ch3" table:cell-range-address="python.A1:python.A9 python.C1:python.C9" chart:data-source-has-labels="row" svg:x="0.492cm" svg:y="0.276cm" svg:width="19.986cm" svg:height="13.262cm">
          <chartooo:coordinate-region svg:x="1.404cm" svg:y="0.475cm" svg:width="18.795cm" svg:height="12.4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ython.C2:python.C9" chart:label-cell-address="python.C1:python.C1" chart:class="chart:scatter">
            <chart:domain table:cell-range-address="python.A2:python.A9"/>
            <chart:regression-curve chart:style-name="ch7">
              <chart:equation chart:display-equation="true" chart:display-r-square="true" svg:x="2.613cm" svg:y="0.985cm"/>
            </chart:regression-curve>
            <chart:regression-curve chart:style-name="ch8">
              <chart:equation chart:display-equation="true" chart:display-r-square="true" svg:x="2.478cm" svg:y="2.396cm"/>
            </chart:regression-curve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</text:p>
                <draw:g>
                  <svg:desc>python.C1:pytho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">
                <text:p>41</text:p>
                <draw:g>
                  <svg:desc>python.A2:python.A9</svg:desc>
                </draw:g>
              </table:table-cell>
              <table:table-cell office:value-type="float" office:value="0.00360051">
                <text:p>0.00360051</text:p>
                <draw:g>
                  <svg:desc>python.C2:python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">
                <text:p>53</text:p>
              </table:table-cell>
              <table:table-cell office:value-type="float" office:value="0.00404956">
                <text:p>0.004049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">
                <text:p>65</text:p>
              </table:table-cell>
              <table:table-cell office:value-type="float" office:value="0.00492094">
                <text:p>0.004920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">
                <text:p>77</text:p>
              </table:table-cell>
              <table:table-cell office:value-type="float" office:value="0.00424758">
                <text:p>0.004247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">
                <text:p>89</text:p>
              </table:table-cell>
              <table:table-cell office:value-type="float" office:value="0.01251445">
                <text:p>0.012514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6">
                <text:p>136</text:p>
              </table:table-cell>
              <table:table-cell office:value-type="float" office:value="0.00438339">
                <text:p>0.004383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4">
                <text:p>184</text:p>
              </table:table-cell>
              <table:table-cell office:value-type="float" office:value="0.04912453">
                <text:p>0.049124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2">
                <text:p>232</text:p>
              </table:table-cell>
              <table:table-cell office:value-type="float" office:value="0.00082356">
                <text:p>0.000823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225cm" svg:y="3.955cm" style:legend-expansion="high" chart:style-name="ch2"/>
        <chart:plot-area chart:style-name="ch3" table:cell-range-address="python.A1:python.A9 python.D1:python.D9" chart:data-source-has-labels="row" svg:x="0.319cm" svg:y="0.18cm" svg:width="12.587cm" svg:height="8.646cm">
          <chartooo:coordinate-region svg:x="1.046cm" svg:y="0.38cm" svg:width="11.58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ython.D2:python.D9" chart:label-cell-address="python.D1:python.D1" chart:class="chart:scatter">
            <chart:domain table:cell-range-address="python.A2:python.A9"/>
            <chart:regression-curve chart:style-name="ch7">
              <chart:equation chart:display-equation="true" chart:display-r-square="true" svg:x="0.938cm" svg:y="0.511cm"/>
            </chart:regression-curve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</text:p>
                <draw:g>
                  <svg:desc>python.D1:pytho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">
                <text:p>41</text:p>
                <draw:g>
                  <svg:desc>python.A2:python.A9</svg:desc>
                </draw:g>
              </table:table-cell>
              <table:table-cell office:value-type="float" office:value="0.15656625">
                <text:p>0.15656625</text:p>
                <draw:g>
                  <svg:desc>python.D2:python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">
                <text:p>53</text:p>
              </table:table-cell>
              <table:table-cell office:value-type="float" office:value="0.14446515">
                <text:p>0.14446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">
                <text:p>65</text:p>
              </table:table-cell>
              <table:table-cell office:value-type="float" office:value="0.17046052">
                <text:p>0.170460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">
                <text:p>77</text:p>
              </table:table-cell>
              <table:table-cell office:value-type="float" office:value="0.18342521">
                <text:p>0.183425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">
                <text:p>89</text:p>
              </table:table-cell>
              <table:table-cell office:value-type="float" office:value="0.23405213">
                <text:p>0.234052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6">
                <text:p>136</text:p>
              </table:table-cell>
              <table:table-cell office:value-type="float" office:value="0.41118772">
                <text:p>0.411187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4">
                <text:p>184</text:p>
              </table:table-cell>
              <table:table-cell office:value-type="float" office:value="0.51072018">
                <text:p>0.510720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2">
                <text:p>232</text:p>
              </table:table-cell>
              <table:table-cell office:value-type="float" office:value="0.54810724">
                <text:p>0.548107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